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1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S3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wilcar ortiz</meta:initial-creator>
    <dc:creator>wilcar ortiz</dc:creator>
    <meta:creation-date>2024-03-19T01:13:59Z</meta:creation-date>
    <dc:date>2024-03-19T01:14:50Z</dc:date>
  </office:meta>
</office:document-meta>
</file>